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78a" officeooo:paragraph-rsid="0005378a"/>
    </style:style>
    <style:style style:name="T1" style:family="text">
      <style:text-properties officeooo:rsid="0006334f"/>
    </style:style>
    <style:style style:name="T2" style:family="text">
      <style:text-properties officeooo:rsid="00064805"/>
    </style:style>
    <style:style style:name="T3" style:family="text">
      <style:text-properties officeooo:rsid="0006cea4"/>
    </style:style>
    <style:style style:name="T4" style:family="text">
      <style:text-properties officeooo:rsid="000a0a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mshu outline <text:line-break/><text:line-break/><text:line-break/>Landing Page<text:line-break/><text:line-break/>login / signup hero<text:line-break/><text:line-break/>captures of popular case whiteboards – <text:span text:style-name="T3">implement after you can capture them</text:span><text:line-break/><text:line-break/><text:line-break/>-- <text:span text:style-name="T4">DASHBOARD</text:span><text:line-break/><text:line-break/>Navbar*<text:line-break/><text:line-break/>logo Gumshu<text:line-break/><text:line-break/>Whiteboard<text:line-break/><text:line-break/>tasks<text:line-break/><text:line-break/>Cases<text:line-break/><text:line-break/>public Cases<text:line-break/><text:line-break/>resources<text:line-break/><text:line-break/>News<text:line-break/><text:line-break/><text:span text:style-name="T2">discussion</text:span><text:line-break/><text:line-break/><text:line-break/>Whiteboard*<text:line-break/><text:line-break/>case <text:span text:style-name="T1">tab </text:span>– drop down<text:line-break/><text:line-break/>people Cards <text:span text:style-name="T1">tab</text:span> – people <text:span text:style-name="T1">page with cards bio infor and status of persons (deceased, alive, missing), notes on bottom</text:span><text:line-break/><text:line-break/><text:span text:style-name="T1">event Cards tab <text:s/>– newspaper clippings and youtube video links, official documents folders as a card – folder system would work best<text:line-break/><text:line-break/>TimeLine tab – a timeline with locations and events and to the approxamite minute <text:line-break/><text:line-break/>Notes tab – note cards that hold important ideas or theories<text:line-break/><text:line-break/><text:line-break/></text:span><text:span text:style-name="T2">Tasks* - just a simple tasking system for jobs gathering information<text:line-break/><text:line-break/>Cases* - a link directly to all of your case files, named and numbered as you see fit, will open to the white-boarding page of each case<text:line-break/><text:line-break/>Public Cases* - will show publicly available cases and will open an uneditable version of the </text:span><text:soft-page-break/><text:span text:style-name="T2">whiteboard made by a particular user, there will also be a suggesstions tab.<text:line-break/><text:line-break/>Resources * - this page will house links and directions on how to get information either by government or third party sources<text:line-break/><text:line-break/>news* - This page will show latest crime and investigation updates news<text:line-break/><text:line-break/>discussion Page* - this will be a live chat similar to discord for people to talk about popular cases. </text:span><text:span text:style-name="T1"><text:line-break/></text:span><text:line-break/><text:line-break/><text:line-break/><text:line-break/><text:line-break/><text:line-break/><text:span text:style-name="T2">Need an upload system. For people to upload there foia informatio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0:14:58.696900666</meta:creation-date>
    <dc:date>2024-08-29T16:15:32.663245031</dc:date>
    <meta:editing-duration>PT1H32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1" meta:word-count="230" meta:character-count="1430" meta:non-whitespace-character-count="1154"/>
  </office:meta>
</office:document-meta>
</file>